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gr13" style:family="graphic" style:parent-style-name="standard">
      <style:graphic-properties draw:textarea-horizontal-align="justify" draw:textarea-vertical-align="middle" draw:auto-grow-height="false" fo:min-height="1.85cm" fo:min-width="2.4cm"/>
    </style:style>
    <style:style style:name="gr14" style:family="graphic" style:parent-style-name="standard">
      <style:graphic-properties draw:textarea-horizontal-align="justify" draw:textarea-vertical-align="middle" draw:auto-grow-height="false" fo:min-height="1.85cm" fo:min-width="2.6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1.73cm" fo:min-width="2.612cm"/>
    </style:style>
    <style:style style:name="gr18" style:family="graphic" style:parent-style-name="standard">
      <style:graphic-properties draw:textarea-horizontal-align="justify" draw:textarea-vertical-align="middle" draw:auto-grow-height="false" fo:min-height="1.802cm" fo:min-width="2.542cm"/>
    </style:style>
    <style:style style:name="gr19" style:family="graphic" style:parent-style-name="standard">
      <style:graphic-properties draw:textarea-horizontal-align="justify" draw:textarea-vertical-align="middle" draw:auto-grow-height="false" fo:min-height="1.872cm" fo:min-width="3.108cm"/>
    </style:style>
    <style:style style:name="gr20" style:family="graphic" style:parent-style-name="objectwithoutfill">
      <style:graphic-properties draw:marker-end="Arrow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226cm" fo:min-width="2.9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25" style:family="graphic" style:parent-style-name="standard">
      <style:graphic-properties draw:textarea-horizontal-align="justify" draw:textarea-vertical-align="middle" draw:auto-grow-height="false" fo:min-height="1.66cm" fo:min-width="2.258cm"/>
    </style:style>
    <style:style style:name="gr26" style:family="graphic" style:parent-style-name="standard">
      <style:graphic-properties draw:textarea-horizontal-align="justify" draw:textarea-vertical-align="middle" draw:auto-grow-height="false" fo:min-height="1.802cm" fo:min-width="2.47cm"/>
    </style:style>
    <style:style style:name="gr27" style:family="graphic" style:parent-style-name="standard">
      <style:graphic-properties draw:textarea-horizontal-align="justify" draw:textarea-vertical-align="middle" draw:auto-grow-height="false" fo:min-height="1.872cm" fo:min-width="2.542cm"/>
    </style:style>
    <style:style style:name="gr28" style:family="graphic" style:parent-style-name="standard">
      <style:graphic-properties draw:textarea-horizontal-align="justify" draw:textarea-vertical-align="middle" draw:auto-grow-height="false" fo:min-height="1.66cm" fo:min-width="2.33cm"/>
    </style:style>
    <style:style style:name="gr29" style:family="graphic" style:parent-style-name="standard">
      <style:graphic-properties draw:textarea-horizontal-align="justify" draw:textarea-vertical-align="middle" draw:auto-grow-height="false" fo:min-height="1.59cm" fo:min-width="2.612cm"/>
    </style:style>
    <style:style style:name="gr30" style:family="graphic" style:parent-style-name="standard">
      <style:graphic-properties draw:textarea-horizontal-align="justify" draw:textarea-vertical-align="middle" draw:auto-grow-height="false" fo:min-height="1.306cm" fo:min-width="2.33cm"/>
    </style:style>
    <style:style style:name="gr31" style:family="graphic" style:parent-style-name="standard">
      <style:graphic-properties draw:textarea-horizontal-align="justify" draw:textarea-vertical-align="middle" draw:auto-grow-height="false" fo:min-height="1.518cm" fo:min-width="2.3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cm" svg:height="2cm" svg:x="7.9cm" svg:y="1.2cm">
          <text:p text:style-name="P1">OPC<text:line-break/>N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2cm" svg:x="10cm" svg:y="14cm">
          <text:p text:style-name="P1">DAQ</text:p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cm" svg:height="2cm" svg:x="1.9cm" svg:y="4cm">
          <text:p text:style-name="P1">OPC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1cm" svg:height="2cm" svg:x="5cm" svg:y="7.1cm">
          <text:p text:style-name="P1">Type </text:p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4cm" svg:height="2.2cm" svg:x="12cm" svg:y="5.1cm">
          <text:p text:style-name="P1">Node</text:p>
          <text:p text:style-name="P1">Context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1.673cm" svg:x="12.9cm" svg:y="10.227cm">
          <draw:text-box>
            <text:p>Read / Write</text:p>
          </draw:text-box>
        </draw:frame>
        <draw:frame draw:style-name="gr5" draw:text-style-name="P2" draw:layer="layout" svg:width="3.7cm" svg:height="0.962cm" svg:x="7.4cm" svg:y="5.7cm">
          <draw:text-box>
            <text:p>Constructs</text:p>
          </draw:text-box>
        </draw:frame>
        <draw:connector draw:style-name="gr6" draw:text-style-name="P3" draw:layer="layout" svg:x1="6.55cm" svg:y1="9.1cm" svg:x2="10cm" svg:y2="15cm" draw:start-shape="id1" draw:start-glue-point="2" draw:end-shape="id2" draw:end-glue-point="3" svg:d="M6550 9100v5900h3450" svg:viewBox="0 0 3451 5901">
          <text:p/>
        </draw:connector>
        <draw:connector draw:style-name="gr7" draw:text-style-name="P3" draw:layer="layout" draw:type="line" svg:x1="3.45cm" svg:y1="6cm" svg:x2="5cm" svg:y2="8.1cm" draw:start-shape="id3" draw:start-glue-point="2" draw:end-shape="id1" draw:end-glue-point="3" svg:d="M3450 6000l1550 2100" svg:viewBox="0 0 1551 2101">
          <text:p/>
        </draw:connector>
        <draw:connector draw:style-name="gr7" draw:text-style-name="P3" draw:layer="layout" draw:type="line" svg:x1="9.4cm" svg:y1="3.2cm" svg:x2="13.7cm" svg:y2="5.1cm" draw:start-shape="id4" draw:start-glue-point="2" draw:end-shape="id5" draw:end-glue-point="0" svg:d="M9400 3200l4300 1900" svg:viewBox="0 0 4301 1901">
          <text:p/>
        </draw:connector>
        <draw:connector draw:style-name="gr8" draw:text-style-name="P3" draw:layer="layout" draw:type="line" svg:x1="13.7cm" svg:y1="7.3cm" svg:x2="11.55cm" svg:y2="14cm" draw:start-shape="id5" draw:start-glue-point="2" draw:end-shape="id2" draw:end-glue-point="0" svg:d="M13700 7300l-2150 6700" svg:viewBox="0 0 2151 6701">
          <text:p/>
        </draw:connector>
        <draw:connector draw:style-name="gr6" draw:text-style-name="P3" draw:layer="layout" draw:type="line" svg:x1="6.55cm" svg:y1="7.1cm" svg:x2="9.4cm" svg:y2="3.2cm" draw:start-shape="id1" draw:start-glue-point="0" draw:end-shape="id4" draw:end-glue-point="2" svg:d="M6550 7100l2850-3900" svg:viewBox="0 0 2851 3901">
          <text:p/>
        </draw:connector>
        <draw:frame draw:style-name="gr4" draw:text-style-name="P2" draw:layer="layout" svg:width="3.8cm" svg:height="1.673cm" svg:x="2.5cm" svg:y="10.727cm">
          <draw:text-box>
            <text:p>Constructs/</text:p>
            <text:p>Destructs</text:p>
          </draw:text-box>
        </draw:frame>
      </draw:page>
      <draw:page draw:name="page2" draw:style-name="dp1" draw:master-page-name="Default">
        <draw:custom-shape draw:style-name="gr9" draw:text-style-name="P1" xml:id="id6" draw:id="id6" draw:layer="layout" svg:width="4.8cm" svg:height="3cm" svg:x="12cm" svg:y="1cm">
          <text:p text:style-name="P1">OPC</text:p>
          <text:p text:style-name="P1">Type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4cm" svg:height="2.9cm" svg:x="1cm" svg:y="7cm">
          <text:p text:style-name="P1">OPC</text:p>
          <text:p text:style-name="P1">Type</text:p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4cm" svg:height="3cm" svg:x="6cm" svg:y="7cm">
          <text:p text:style-name="P1">Instances</text:p>
          <text:p text:style-name="P1">Of Type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4cm" svg:height="3cm" svg:x="11cm" svg:y="7cm">
          <text:p text:style-name="P1">Editor</text:p>
          <text:p text:style-name="P1">For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4cm" svg:height="3cm" svg:x="21cm" svg:y="7cm">
          <text:p text:style-name="P1">Active</text:p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4cm" svg:y1="4cm" svg:x2="3cm" svg:y2="7cm" draw:start-shape="id6" draw:start-glue-point="2" draw:end-shape="id7" draw:end-glue-point="0" svg:d="M14400 4000l-11400 3000" svg:viewBox="0 0 11401 3001">
          <text:p/>
        </draw:connector>
        <draw:connector draw:style-name="gr6" draw:text-style-name="P3" draw:layer="layout" draw:type="line" svg:x1="14.4cm" svg:y1="4cm" svg:x2="8cm" svg:y2="7cm" draw:start-shape="id6" draw:start-glue-point="2" draw:end-shape="id8" draw:end-glue-point="0" svg:d="M14400 4000l-6400 3000" svg:viewBox="0 0 6401 3001">
          <text:p/>
        </draw:connector>
        <draw:connector draw:style-name="gr6" draw:text-style-name="P3" draw:layer="layout" draw:type="line" svg:x1="14.4cm" svg:y1="4cm" svg:x2="13cm" svg:y2="7cm" draw:start-shape="id6" draw:start-glue-point="2" draw:end-shape="id9" draw:end-glue-point="0" svg:d="M14400 4000l-1400 3000" svg:viewBox="0 0 1401 3001">
          <text:p/>
        </draw:connector>
        <draw:connector draw:style-name="gr6" draw:text-style-name="P3" draw:layer="layout" draw:type="line" svg:x1="14.4cm" svg:y1="4cm" svg:x2="23cm" svg:y2="7cm" draw:start-shape="id6" draw:start-glue-point="2" draw:end-shape="id10" draw:end-glue-point="0" svg:d="M14400 4000l8600 3000" svg:viewBox="0 0 8601 3001">
          <text:p/>
        </draw:connector>
        <draw:custom-shape draw:style-name="gr12" draw:text-style-name="P1" xml:id="id11" draw:id="id11" draw:layer="layout" svg:width="4cm" svg:height="2.5cm" svg:x="8cm" svg:y="12cm">
          <text:p text:style-name="P1">Web For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cm" svg:y1="10cm" svg:x2="10cm" svg:y2="12cm" draw:start-shape="id9" draw:start-glue-point="2" draw:end-shape="id11" draw:end-glue-point="0" svg:d="M13000 10000l-3000 2000" svg:viewBox="0 0 3001 2001">
          <text:p/>
        </draw:connector>
        <draw:custom-shape draw:style-name="gr12" draw:text-style-name="P1" xml:id="id12" draw:id="id12" draw:layer="layout" svg:width="4cm" svg:height="2.5cm" svg:x="13cm" svg:y="12cm">
          <text:p text:style-name="P1">GUI </text:p>
          <text:p text:style-name="P1">Form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cm" svg:y1="10cm" svg:x2="15cm" svg:y2="12cm" draw:start-shape="id9" draw:start-glue-point="2" draw:end-shape="id12" draw:end-glue-point="0" svg:d="M13000 10000l2000 2000" svg:viewBox="0 0 2001 2001">
          <text:p/>
        </draw:connector>
      </draw:page>
      <draw:page draw:name="page3" draw:style-name="dp1" draw:master-page-name="Default">
        <draw:custom-shape draw:style-name="gr11" draw:text-style-name="P1" xml:id="id14" draw:id="id14" draw:layer="layout" svg:width="4cm" svg:height="3cm" svg:x="8cm" svg:y="1cm">
          <text:p text:style-name="P1">OPC</text:p>
          <text:p text:style-name="P1">Basic</text:p>
          <text:p text:style-name="P1">Typ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2cm" svg:x="0.9cm" svg:y="6cm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3" draw:text-style-name="P1" xml:id="id15" draw:id="id15" draw:layer="layout" svg:width="2.9cm" svg:height="2.1cm" svg:x="5.9cm" svg:y="5.9cm">
          <text:p text:style-name="P1">Float</text:p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3.1cm" svg:height="2.1cm" svg:x="11cm" svg:y="5.9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1cm" svg:height="2cm" svg:x="15cm" svg:y="6cm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cm" svg:height="2cm" svg:x="19cm" svg:y="6cm">
          <text:p text:style-name="P1">Enum</text:p>
          <draw:enhanced-geometry svg:viewBox="0 0 21600 21600" draw:type="rectangle" draw:enhanced-path="M 0 0 L 21600 0 21600 21600 0 21600 0 0 Z N"/>
        </draw:custom-shape>
        <draw:line draw:style-name="gr6" draw:text-style-name="P3" xml:id="id13" draw:id="id13" draw:layer="layout" svg:x1="9.9cm" svg:y1="4cm" svg:x2="2.2cm" svg:y2="6cm">
          <text:p/>
        </draw:line>
        <draw:connector draw:style-name="gr6" draw:text-style-name="P3" draw:layer="layout" draw:type="line" svg:x1="9.9cm" svg:y1="5cm" svg:x2="9.9cm" svg:y2="5cm" draw:start-shape="id13" draw:end-shape="id13" draw:end-glue-point="1" svg:d="M9900 5000z" svg:viewBox="0 0 1 1">
          <text:p/>
        </draw:connector>
        <draw:connector draw:style-name="gr6" draw:text-style-name="P3" draw:layer="layout" draw:type="line" svg:x1="10cm" svg:y1="4cm" svg:x2="7.35cm" svg:y2="5.9cm" draw:start-shape="id14" draw:start-glue-point="2" draw:end-shape="id15" draw:end-glue-point="0" svg:d="M10000 4000l-2650 1900" svg:viewBox="0 0 2651 1901">
          <text:p/>
        </draw:connector>
        <draw:connector draw:style-name="gr6" draw:text-style-name="P3" draw:layer="layout" draw:type="line" svg:x1="10cm" svg:y1="4cm" svg:x2="12.55cm" svg:y2="5.9cm" draw:start-shape="id14" draw:start-glue-point="2" draw:end-shape="id16" draw:end-glue-point="0" svg:d="M10000 4000l2550 1900" svg:viewBox="0 0 2551 1901">
          <text:p/>
        </draw:connector>
        <draw:connector draw:style-name="gr6" draw:text-style-name="P3" draw:layer="layout" draw:type="line" svg:x1="10cm" svg:y1="4cm" svg:x2="16.55cm" svg:y2="6cm" draw:start-shape="id14" draw:start-glue-point="2" draw:end-shape="id17" draw:end-glue-point="0" svg:d="M10000 4000l6550 2000" svg:viewBox="0 0 6551 2001">
          <text:p/>
        </draw:connector>
        <draw:connector draw:style-name="gr6" draw:text-style-name="P3" draw:layer="layout" draw:type="line" svg:x1="10cm" svg:y1="4cm" svg:x2="20.5cm" svg:y2="6cm" draw:start-shape="id14" draw:start-glue-point="2" draw:end-shape="id18" draw:end-glue-point="0" svg:d="M10000 4000l10500 2000" svg:viewBox="0 0 10501 2001">
          <text:p/>
        </draw:connector>
        <draw:custom-shape draw:style-name="gr2" draw:text-style-name="P1" xml:id="id19" draw:id="id19" draw:layer="layout" svg:width="3.1cm" svg:height="2cm" svg:x="23cm" svg:y="6cm">
          <text:p text:style-name="P1">Functio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cm" svg:y1="4cm" svg:x2="24.55cm" svg:y2="6cm" draw:start-shape="id14" draw:start-glue-point="2" draw:end-shape="id19" draw:end-glue-point="0" svg:d="M10000 4000l14550 2000" svg:viewBox="0 0 14551 2001">
          <text:p/>
        </draw:connector>
      </draw:page>
      <draw:page draw:name="page4" draw:style-name="dp1" draw:master-page-name="Default">
        <draw:custom-shape draw:style-name="gr11" draw:text-style-name="P1" xml:id="id20" draw:id="id20" draw:layer="layout" svg:width="4cm" svg:height="3cm" svg:x="13cm" svg:y="1cm">
          <text:p text:style-name="P1">OPC<text:line-break/>Collection</text:p>
          <text:p text:style-name="P1">Types</text:p>
          <draw:enhanced-geometry svg:viewBox="0 0 21600 21600" draw:type="rectangle" draw:enhanced-path="M 0 0 L 21600 0 21600 21600 0 21600 0 0 Z N"/>
        </draw:custom-shape>
        <draw:custom-shape draw:style-name="gr15" draw:text-style-name="P1" xml:id="id21" draw:id="id21" draw:layer="layout" svg:width="2.9cm" svg:height="2cm" svg:x="3.9cm" svg:y="7cm">
          <text:p text:style-name="P1">Stat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4cm" svg:x2="5.35cm" svg:y2="7cm" draw:start-shape="id20" draw:start-glue-point="2" draw:end-shape="id21" draw:end-glue-point="0" svg:d="M15000 4000l-9650 3000" svg:viewBox="0 0 9651 3001">
          <text:p/>
        </draw:connector>
        <draw:custom-shape draw:style-name="gr1" draw:text-style-name="P1" xml:id="id22" draw:id="id22" draw:layer="layout" svg:width="3cm" svg:height="2cm" svg:x="12cm" svg:y="7cm">
          <text:p text:style-name="P1">Action</text:p>
          <text:p text:style-name="P1">Limit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4cm" svg:x2="13.5cm" svg:y2="7cm" draw:start-shape="id20" draw:start-glue-point="2" draw:end-shape="id22" draw:end-glue-point="0" svg:d="M15000 4000l-1500 3000" svg:viewBox="0 0 1501 3001">
          <text:p/>
        </draw:connector>
        <draw:custom-shape draw:style-name="gr1" draw:text-style-name="P1" xml:id="id23" draw:id="id23" draw:layer="layout" svg:width="3cm" svg:height="2cm" svg:x="8cm" svg:y="7cm">
          <text:p text:style-name="P1">Scal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4cm" svg:x2="9.5cm" svg:y2="7cm" draw:start-shape="id20" draw:start-glue-point="2" draw:end-shape="id23" draw:end-glue-point="0" svg:d="M15000 4000l-5500 3000" svg:viewBox="0 0 5501 3001">
          <text:p/>
        </draw:connector>
        <draw:custom-shape draw:style-name="gr16" draw:text-style-name="P1" xml:id="id24" draw:id="id24" draw:layer="layout" svg:width="3cm" svg:height="2.1cm" svg:x="21.1cm" svg:y="7cm">
          <text:p text:style-name="P1">Grou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4cm" svg:x2="22.6cm" svg:y2="7cm" draw:start-shape="id20" draw:start-glue-point="2" draw:end-shape="id24" draw:end-glue-point="0" svg:d="M15000 4000l7600 3000" svg:viewBox="0 0 7601 3001">
          <text:p/>
        </draw:connector>
      </draw:page>
      <draw:page draw:name="page5" draw:style-name="dp1" draw:master-page-name="Default">
        <draw:custom-shape draw:style-name="gr17" draw:text-style-name="P1" xml:id="id25" draw:id="id25" draw:layer="layout" svg:width="4.4cm" svg:height="2.8cm" svg:x="2cm" svg:y="4.1cm">
          <text:p text:style-name="P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6" draw:id="id26" draw:layer="layout" svg:width="4.3cm" svg:height="2.9cm" svg:x="8.6cm" svg:y="7.7cm">
          <text:p text:style-name="P1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28" draw:id="id28" draw:layer="layout" svg:width="5.1cm" svg:height="3cm" svg:x="22.7cm" svg:y="2.6cm">
          <text:p text:style-name="P1">Data</text:p>
          <text:p text:style-name="P1">Source</text:p>
          <text:p text:style-name="P1">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6.4cm" svg:y1="5.5cm" svg:x2="10.75cm" svg:y2="7.7cm" draw:start-shape="id25" draw:start-glue-point="10" draw:end-shape="id26" draw:end-glue-point="4" svg:d="M6400 5500c2900 0 4350 733 4350 2200" svg:viewBox="0 0 4351 2201">
          <text:p/>
        </draw:connector>
        <draw:custom-shape draw:style-name="gr21" draw:text-style-name="P1" xml:id="id27" draw:id="id27" draw:layer="layout" svg:width="4.9cm" svg:height="3.5cm" svg:x="15.9cm" svg:y="4cm">
          <text:p text:style-name="P1">Current Val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2.9cm" svg:y1="9.15cm" svg:x2="18.35cm" svg:y2="7.5cm" draw:start-shape="id26" draw:start-glue-point="10" draw:end-shape="id27" draw:end-glue-point="8" svg:d="M12900 9150c3634 0 5450-550 5450-1650" svg:viewBox="0 0 5451 1651">
          <text:p/>
        </draw:connector>
        <draw:connector draw:style-name="gr20" draw:text-style-name="P3" draw:layer="layout" draw:type="curve" svg:x1="18.35cm" svg:y1="4cm" svg:x2="23.446cm" svg:y2="3.039cm" draw:start-shape="id27" draw:start-glue-point="4" draw:end-shape="id28" draw:end-glue-point="5" svg:d="M18350 4000c0-2851 5096-2371 5096-961" svg:viewBox="0 0 5097 2085">
          <text:p/>
        </draw:connector>
        <draw:frame draw:style-name="gr22" draw:text-style-name="P2" draw:layer="layout" svg:width="2.259cm" svg:height="0.962cm" svg:x="9.1cm" svg:y="5.1cm">
          <draw:text-box>
            <text:p>Signal</text:p>
          </draw:text-box>
        </draw:frame>
        <draw:frame draw:style-name="gr23" draw:text-style-name="P2" draw:layer="layout" svg:width="4.189cm" svg:height="0.962cm" svg:x="15.8cm" svg:y="9.3cm">
          <draw:text-box>
            <text:p>Write Update</text:p>
          </draw:text-box>
        </draw:frame>
        <draw:frame draw:style-name="gr24" draw:text-style-name="P2" draw:layer="layout" svg:width="2.013cm" svg:height="0.962cm" svg:x="20.4cm" svg:y="2.4cm">
          <draw:text-box>
            <text:p>Read</text:p>
          </draw:text-box>
        </draw:frame>
      </draw:page>
      <draw:page draw:name="page6" draw:style-name="dp1" draw:master-page-name="Default">
        <draw:custom-shape draw:style-name="gr25" draw:text-style-name="P1" xml:id="id29" draw:id="id29" draw:layer="layout" svg:width="3.9cm" svg:height="2.7cm" svg:x="1.2cm" svg:y="6cm">
          <text:p text:style-name="P1">Active 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30" draw:id="id30" draw:layer="layout" svg:width="4.2cm" svg:height="2.9cm" svg:x="11.2cm" svg:y="3.4cm">
          <text:p text:style-name="P1">Config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32" draw:id="id32" draw:layer="layout" svg:width="4.3cm" svg:height="3cm" svg:x="23.4cm" svg:y="6.2cm">
          <text:p text:style-name="P1">Node</text:p>
          <text:p text:style-name="P1">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5.1cm" svg:y1="7.35cm" svg:x2="11.2cm" svg:y2="4.85cm" draw:start-shape="id29" draw:start-glue-point="10" draw:end-shape="id30" svg:d="M5100 7350c4576 0 1527-2500 6100-2500" svg:viewBox="0 0 6101 2501">
          <text:p/>
        </draw:connector>
        <draw:custom-shape draw:style-name="gr28" draw:text-style-name="P1" xml:id="id34" draw:id="id34" draw:layer="layout" svg:width="4cm" svg:height="2.7cm" svg:x="11.1cm" svg:y="8.3cm">
          <text:p text:style-name="P1">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35" draw:id="id35" draw:layer="layout" svg:width="4.4cm" svg:height="2.6cm" svg:x="11.5cm" svg:y="15.2cm">
          <text:p text:style-name="P1">Run 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33" draw:id="id33" draw:layer="layout" svg:width="4cm" svg:height="2.2cm" svg:x="18cm" svg:y="9.1cm">
          <text:p text:style-name="P1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xml:id="id31" draw:id="id31" draw:layer="layout" svg:width="4cm" svg:height="2.5cm" svg:x="17.8cm" svg:y="4.3cm">
          <text:p text:style-name="P1">Data</text:p>
          <text:p text:style-name="P1">Read </text:p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5.4cm" svg:y1="4.85cm" svg:x2="17.8cm" svg:y2="5.55cm" draw:start-shape="id30" draw:start-glue-point="10" draw:end-shape="id31" draw:end-glue-point="6" svg:d="M15400 4850c1801 0 602 700 2400 700" svg:viewBox="0 0 2401 701">
          <text:p/>
        </draw:connector>
        <draw:connector draw:style-name="gr8" draw:text-style-name="P3" draw:layer="layout" draw:type="curve" svg:x1="21.8cm" svg:y1="5.55cm" svg:x2="23.4cm" svg:y2="7.7cm" draw:start-shape="id31" draw:start-glue-point="10" draw:end-shape="id32" draw:end-glue-point="6" svg:d="M21800 5550c1201 0 402 2150 1600 2150" svg:viewBox="0 0 1601 2151">
          <text:p/>
        </draw:connector>
        <draw:connector draw:style-name="gr8" draw:text-style-name="P3" draw:layer="layout" draw:type="curve" svg:x1="25.55cm" svg:y1="9.2cm" svg:x2="22cm" svg:y2="10.2cm" draw:start-shape="id32" draw:start-glue-point="8" draw:end-shape="id33" draw:end-glue-point="10" svg:d="M25550 9200c0 667-1183 1000-3550 1000" svg:viewBox="0 0 3551 1001">
          <text:p/>
        </draw:connector>
        <draw:connector draw:style-name="gr8" draw:text-style-name="P3" draw:layer="layout" draw:type="curve" svg:x1="18cm" svg:y1="10.2cm" svg:x2="15.1cm" svg:y2="9.65cm" draw:start-shape="id33" draw:start-glue-point="6" draw:end-shape="id34" svg:d="M18000 10200c-2173 0-724-550-2900-550" svg:viewBox="0 0 2901 551">
          <text:p/>
        </draw:connector>
        <draw:connector draw:style-name="gr8" draw:text-style-name="P3" draw:layer="layout" draw:type="curve" svg:x1="11.1cm" svg:y1="9.65cm" svg:x2="4.529cm" svg:y2="8.305cm" draw:start-shape="id34" draw:start-glue-point="6" draw:end-shape="id29" draw:end-glue-point="9" svg:d="M11100 9650c-4381 0-6571-448-6571-1345" svg:viewBox="0 0 6572 1346">
          <text:p/>
        </draw:connector>
        <draw:custom-shape draw:style-name="gr26" draw:text-style-name="P1" xml:id="id36" draw:id="id36" draw:layer="layout" svg:width="4.2cm" svg:height="2.9cm" svg:x="24.1cm" svg:y="14.4cm">
          <text:p text:style-name="P1">OPC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3.15cm" svg:y1="8.7cm" svg:x2="13.7cm" svg:y2="15.2cm" draw:start-shape="id29" draw:start-glue-point="8" draw:end-shape="id35" svg:d="M3150 8700c0 4876 10550 1627 10550 6500" svg:viewBox="0 0 10551 6501">
          <text:p/>
        </draw:connector>
        <draw:connector draw:style-name="gr32" draw:text-style-name="P3" draw:layer="layout" draw:type="curve" svg:x1="15.9cm" svg:y1="16.5cm" svg:x2="24.1cm" svg:y2="15.85cm" draw:start-shape="id35" draw:start-glue-point="10" draw:end-shape="id36" svg:d="M15900 16500c6151 0 2052-650 8200-650" svg:viewBox="0 0 8201 651">
          <text:p text:style-name="P1">Writ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07:02:15.168687192</meta:creation-date>
    <dc:date>2018-06-24T12:09:35.291725671</dc:date>
    <meta:editing-duration>PT42M57S</meta:editing-duration>
    <meta:editing-cycles>8</meta:editing-cycles>
    <meta:generator>LibreOffice/5.4.5.1$Linux_X86_64 LibreOffice_project/40m0$Build-1</meta:generator>
    <meta:document-statistic meta:object-count="75"/>
  </office:meta>
</office:document-meta>
</file>